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stroke-dash="Fine_20_Dashed" draw:fill="none" fo:min-height="0.39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draw:fill="none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415cm" svg:height="12.065cm" svg:x="1.635cm" svg:y="8.62cm">
          <text:p/>
        </draw:rect>
        <draw:rect draw:style-name="gr1" draw:text-style-name="P2" draw:layer="layout" svg:width="18.415cm" svg:height="3.81cm" svg:x="1.635cm" svg:y="1.635cm">
          <text:p/>
        </draw:rect>
        <draw:frame draw:style-name="gr2" draw:text-style-name="P3" draw:layer="layout" svg:width="3.11cm" svg:height="0.64cm" svg:x="6.145cm" svg:y="8.62cm">
          <draw:text-box>
            <text:p><text:span text:style-name="T1">Java Framework</text:span></text:p>
          </draw:text-box>
        </draw:frame>
        <draw:frame draw:style-name="gr3" draw:text-style-name="P1" draw:layer="layout" svg:width="2.72cm" svg:height="0.641cm" svg:x="12.885cm" svg:y="5.445cm">
          <draw:text-box>
            <text:p text:style-name="P1"><text:span text:style-name="T1">Swig Libraries</text:span></text:p>
          </draw:text-box>
        </draw:frame>
        <draw:frame draw:style-name="gr2" draw:layer="layout" svg:width="3.029cm" svg:height="0.64cm" svg:x="9.255cm" svg:y="1.635cm">
          <draw:text-box>
            <text:p text:style-name="P1"><text:span text:style-name="T1">C++ Framework</text:span></text:p>
          </draw:text-box>
        </draw:frame>
        <draw:custom-shape draw:style-name="gr4" draw:text-style-name="P1" draw:layer="layout" svg:width="3.175cm" svg:height="1.905cm" svg:x="2.905cm" svg:y="2.905cm">
          <text:p text:style-name="P1"><text:span text:style-name="T1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175cm" svg:height="1.905cm" svg:x="9.255cm" svg:y="2.905cm">
          <text:p text:style-name="P1"><text:span text:style-name="T1">Jaus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905cm" svg:x="14.97cm" svg:y="2.905cm">
          <text:p text:style-name="P1"><text:span text:style-name="T1">Junior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145cm" svg:height="9.525cm" svg:x="2.2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2.905cm" svg:y="6.08cm">
          <text:p text:style-name="P1"><text:span text:style-name="T1">Address_wrap.c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cm" svg:height="1.905cm" svg:x="9.255cm" svg:y="6.08cm">
          <text:p text:style-name="P1"><text:span text:style-name="T1">JausAddress_wrap.c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14.97cm" svg:y="6.08cm">
          <text:p text:style-name="P1"><text:span text:style-name="T1">JuniorAPI_wrap.c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14.97cm" svg:y="12.43cm">
          <text:p text:style-name="P1"><text:span text:style-name="T1">JuniorAP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cm" svg:height="1.905cm" svg:x="9.255cm" svg:y="12.43cm">
          <text:p text:style-name="P1"><text:span text:style-name="T1">JausAddress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2.905cm" svg:y="12.43cm">
          <text:p text:style-name="P1"><text:span text:style-name="T1">Address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14.97cm" svg:y="9.255cm">
          <text:p text:style-name="P1"><text:span text:style-name="T1">JuniorAPIJN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81cm" svg:height="1.905cm" svg:x="9.255cm" svg:y="9.255cm">
          <text:p text:style-name="P1"><text:span text:style-name="T1">JausAddressJN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905cm" svg:x="2.905cm" svg:y="9.255cm">
          <text:p text:style-name="P1"><text:span text:style-name="T1">AddressJNI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81cm" svg:y1="7.985cm" svg:x2="4.81cm" svg:y2="9.255cm">
          <text:p/>
        </draw:line>
        <draw:line draw:style-name="gr6" draw:text-style-name="P1" draw:layer="layout" svg:x1="4.81cm" svg:y1="11.16cm" svg:x2="4.81cm" svg:y2="12.43cm">
          <text:p/>
        </draw:line>
        <draw:line draw:style-name="gr6" draw:text-style-name="P1" draw:layer="layout" svg:x1="11.16cm" svg:y1="7.985cm" svg:x2="11.16cm" svg:y2="9.255cm">
          <text:p/>
        </draw:line>
        <draw:line draw:style-name="gr6" draw:text-style-name="P1" draw:layer="layout" svg:x1="16.875cm" svg:y1="7.985cm" svg:x2="16.875cm" svg:y2="9.255cm">
          <text:p/>
        </draw:line>
        <draw:line draw:style-name="gr6" draw:text-style-name="P1" draw:layer="layout" svg:x1="11.16cm" svg:y1="11.16cm" svg:x2="11.16cm" svg:y2="12.43cm">
          <text:p/>
        </draw:line>
        <draw:line draw:style-name="gr6" draw:text-style-name="P1" draw:layer="layout" svg:x1="16.875cm" svg:y1="11.16cm" svg:x2="16.875cm" svg:y2="12.43cm">
          <text:p/>
        </draw:line>
        <draw:line draw:style-name="gr6" draw:text-style-name="P1" draw:layer="layout" svg:x1="6.715cm" svg:y1="13.065cm" svg:x2="9.255cm" svg:y2="13.065cm">
          <text:p/>
        </draw:line>
        <draw:line draw:style-name="gr6" draw:text-style-name="P1" draw:layer="layout" svg:x1="13.065cm" svg:y1="13.065cm" svg:x2="14.97cm" svg:y2="13.065cm">
          <text:p/>
        </draw:line>
        <draw:custom-shape draw:style-name="gr7" draw:text-style-name="P2" draw:layer="layout" svg:width="3.175cm" svg:height="1.905cm" svg:x="14.97cm" svg:y="15.605cm">
          <text:p text:style-name="P1"><text:span text:style-name="T1">JausRouter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175cm" svg:height="1.905cm" svg:x="9.89cm" svg:y="15.605cm">
          <text:p text:style-name="P1"><text:span text:style-name="T1">StateMachin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175cm" svg:height="1.905cm" svg:x="9.89cm" svg:y="18.145cm">
          <text:p text:style-name="P1"><text:span text:style-name="T1">Servic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175cm" svg:height="1.905cm" svg:x="4.81cm" svg:y="15.605cm">
          <text:p text:style-name="P1"><text:span text:style-name="T1">InternalEvent</text:span></text:p>
          <text:p text:style-name="P1"><text:span text:style-name="T1">Handler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985cm" svg:y1="16.24cm" svg:x2="9.89cm" svg:y2="16.24cm">
          <text:p/>
        </draw:line>
        <draw:line draw:style-name="gr6" draw:text-style-name="P1" draw:layer="layout" svg:x1="14.97cm" svg:y1="16.24cm" svg:x2="13.065cm" svg:y2="16.24cm">
          <text:p/>
        </draw:line>
        <draw:line draw:style-name="gr6" draw:text-style-name="P1" draw:layer="layout" svg:x1="16.24cm" svg:y1="17.51cm" svg:x2="13.065cm" svg:y2="18.78cm">
          <text:p/>
        </draw:line>
        <draw:line draw:style-name="gr6" draw:text-style-name="P1" draw:layer="layout" svg:x1="7.35cm" svg:y1="17.51cm" svg:x2="9.89cm" svg:y2="18.78cm">
          <text:p/>
        </draw:line>
        <draw:line draw:style-name="gr6" draw:text-style-name="P1" draw:layer="layout" svg:x1="18.145cm" svg:y1="14.335cm" svg:x2="18.145cm" svg:y2="15.605cm">
          <text:p/>
        </draw:line>
        <draw:line draw:style-name="gr6" draw:text-style-name="P1" draw:layer="layout" svg:x1="13.065cm" svg:y1="14.335cm" svg:x2="14.97cm" svg:y2="15.605cm">
          <text:p/>
        </draw:line>
        <draw:line draw:style-name="gr6" draw:text-style-name="P1" draw:layer="layout" svg:x1="11.16cm" svg:y1="14.335cm" svg:x2="11.16cm" svg:y2="15.605cm">
          <text:p/>
        </draw:line>
        <draw:rect draw:style-name="gr8" draw:text-style-name="P1" draw:layer="layout" svg:width="18.415cm" svg:height="5.62cm" svg:x="1.635cm" svg:y="20.78cm">
          <text:p/>
        </draw:rect>
        <draw:frame draw:style-name="gr9" draw:text-style-name="P3" draw:layer="layout" svg:width="3.097cm" svg:height="0.64cm" svg:x="2.27cm" svg:y="25.13cm">
          <draw:text-box>
            <text:p><text:span text:style-name="T1">Generated Code</text:span></text:p>
          </draw:text-box>
        </draw:frame>
        <draw:custom-shape draw:style-name="gr7" draw:text-style-name="P2" draw:layer="layout" svg:width="3.81cm" svg:height="1.905cm" svg:x="2.905cm" svg:y="21.32cm">
          <text:p text:style-name="P1"><text:span text:style-name="T1">Cmpt_ReceiveFSM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1cm" svg:height="1.905cm" svg:x="14.97cm" svg:y="21.32cm">
          <text:p text:style-name="P1"><text:span text:style-name="T1">Cmpt_Component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1cm" svg:height="1.905cm" svg:x="9.255cm" svg:y="21.32cm">
          <text:p text:style-name="P1"><text:span text:style-name="T1">Cmpt_Servic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3.54cm" svg:y1="14.335cm" svg:x2="3.54cm" svg:y2="21.32cm">
          <text:p/>
        </draw:line>
        <draw:line draw:style-name="gr6" draw:text-style-name="P1" draw:layer="layout" svg:x1="11.16cm" svg:y1="20.05cm" svg:x2="11.16cm" svg:y2="21.32cm">
          <text:p/>
        </draw:line>
        <draw:line draw:style-name="gr6" draw:text-style-name="P1" draw:layer="layout" svg:x1="16.875cm" svg:y1="17.51cm" svg:x2="16.875cm" svg:y2="21.32cm">
          <text:p/>
        </draw:line>
        <draw:line draw:style-name="gr6" draw:text-style-name="P1" draw:layer="layout" svg:x1="13.065cm" svg:y1="20.05cm" svg:x2="14.97cm" svg:y2="21.32cm">
          <text:p/>
        </draw:line>
        <draw:line draw:style-name="gr6" draw:text-style-name="P1" draw:layer="layout" svg:x1="6.715cm" svg:y1="22.59cm" svg:x2="9.255cm" svg:y2="22.59cm">
          <text:p/>
        </draw:line>
        <draw:line draw:style-name="gr6" draw:text-style-name="P1" draw:layer="layout" svg:x1="13.065cm" svg:y1="22.59cm" svg:x2="14.97cm" svg:y2="22.59cm">
          <text:p/>
        </draw:line>
        <draw:line draw:style-name="gr6" draw:text-style-name="P1" draw:layer="layout" svg:x1="4.81cm" svg:y1="4.81cm" svg:x2="4.81cm" svg:y2="6.08cm">
          <text:p/>
        </draw:line>
        <draw:line draw:style-name="gr6" draw:text-style-name="P1" draw:layer="layout" svg:x1="11.16cm" svg:y1="4.81cm" svg:x2="11.16cm" svg:y2="6.08cm">
          <text:p/>
        </draw:line>
        <draw:line draw:style-name="gr6" draw:text-style-name="P1" draw:layer="layout" svg:x1="16.875cm" svg:y1="4.81cm" svg:x2="16.8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rginia Nearing</meta:initial-creator>
    <meta:creation-date>2011-04-08T14:17:54.13</meta:creation-date>
    <dc:date>2011-04-11T15:39:35.17</dc:date>
    <dc:creator>Virginia Nearing</dc:creator>
    <meta:editing-duration>PT2H40M51S</meta:editing-duration>
    <meta:editing-cycles>9</meta:editing-cycles>
    <meta:generator>OpenOffice.org/3.3$Win32 OpenOffice.org_project/330m20$Build-9567</meta:generator>
    <meta:document-statistic meta:object-count="51"/>
  </office:meta>
</office:document-meta>
</file>